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сценарий3" style:family="table">
      <style:table-properties style:width="20.036cm" fo:margin-left="-1.639cm" table:align="left"/>
    </style:style>
    <style:style style:name="сценарий3.A" style:family="table-column">
      <style:table-column-properties style:column-width="1.203cm"/>
    </style:style>
    <style:style style:name="сценарий3.B" style:family="table-column">
      <style:table-column-properties style:column-width="9.043cm"/>
    </style:style>
    <style:style style:name="сценарий3.C" style:family="table-column">
      <style:table-column-properties style:column-width="9.79cm"/>
    </style:style>
    <style:style style:name="сценарий3.A1" style:family="table-cell">
      <style:table-cell-properties fo:padding="0.097cm" fo:border-left="0.05pt solid #000000" fo:border-right="none" fo:border-top="0.05pt solid #000000" fo:border-bottom="0.05pt solid #000000"/>
    </style:style>
    <style:style style:name="сценарий3.C1" style:family="table-cell">
      <style:table-cell-properties fo:padding="0.097cm" fo:border="0.05pt solid #000000"/>
    </style:style>
    <style:style style:name="сценарий3.A2" style:family="table-cell">
      <style:table-cell-properties fo:padding="0.097cm" fo:border-left="0.05pt solid #000000" fo:border-right="none" fo:border-top="none" fo:border-bottom="0.05pt solid #000000"/>
    </style:style>
    <style:style style:name="сценарий3.C2" style:family="table-cell">
      <style:table-cell-properties fo:padding="0.097cm" fo:border-left="0.05pt solid #000000" fo:border-right="0.05pt solid #000000" fo:border-top="none" fo:border-bottom="0.05pt solid #000000"/>
    </style:style>
    <style:style style:name="сценарий3.8" style:family="table-row">
      <style:table-row-properties style:min-row-height="1.281cm"/>
    </style:style>
    <style:style style:name="сценарий3.9" style:family="table-row">
      <style:table-row-properties style:min-row-height="0.409cm"/>
    </style:style>
    <style:style style:name="сценарий3.14" style:family="table-row">
      <style:table-row-properties style:min-row-height="1.214cm"/>
    </style:style>
    <style:style style:name="P1" style:family="paragraph" style:parent-style-name="Table_20_Contents">
      <style:paragraph-properties fo:text-align="center" style:justify-single-word="false"/>
      <style:text-properties fo:font-size="14pt" fo:font-style="italic" fo:font-weight="bold" officeooo:rsid="000db53e" officeooo:paragraph-rsid="000db53e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Table_20_Contents">
      <style:text-properties officeooo:rsid="000db53e" officeooo:paragraph-rsid="000db53e"/>
    </style:style>
    <style:style style:name="P3" style:family="paragraph" style:parent-style-name="Table_20_Contents">
      <style:paragraph-properties fo:text-align="center" style:justify-single-word="false"/>
      <style:text-properties officeooo:rsid="000db53e" officeooo:paragraph-rsid="000db53e"/>
    </style:style>
    <style:style style:name="P4" style:family="paragraph" style:parent-style-name="Table_20_Contents">
      <style:text-properties officeooo:rsid="000f7254" officeooo:paragraph-rsid="000f7254"/>
    </style:style>
    <style:style style:name="P5" style:family="paragraph" style:parent-style-name="Table_20_Contents">
      <style:text-properties officeooo:rsid="000f7254" officeooo:paragraph-rsid="000fabe2"/>
    </style:style>
    <style:style style:name="P6" style:family="paragraph" style:parent-style-name="Table_20_Contents">
      <style:text-properties officeooo:rsid="0011b241" officeooo:paragraph-rsid="0011b241"/>
    </style:style>
    <style:style style:name="P7" style:family="paragraph" style:parent-style-name="Table_20_Contents">
      <style:text-properties officeooo:rsid="00150a09" officeooo:paragraph-rsid="00150a09"/>
    </style:style>
    <style:style style:name="P8" style:family="paragraph" style:parent-style-name="Table_20_Contents">
      <style:text-properties officeooo:rsid="00187093" officeooo:paragraph-rsid="00187093"/>
    </style:style>
    <style:style style:name="P9" style:family="paragraph" style:parent-style-name="Table_20_Contents">
      <style:text-properties officeooo:rsid="00129b7f" officeooo:paragraph-rsid="00129b7f"/>
    </style:style>
    <style:style style:name="P10" style:family="paragraph" style:parent-style-name="Table_20_Contents">
      <style:text-properties officeooo:rsid="00150a09" officeooo:paragraph-rsid="00150a09"/>
    </style:style>
    <style:style style:name="P11" style:family="paragraph" style:parent-style-name="Table_20_Contents">
      <style:text-properties officeooo:rsid="00150a09" officeooo:paragraph-rsid="001968c5"/>
    </style:style>
    <style:style style:name="P12" style:family="paragraph" style:parent-style-name="Table_20_Contents">
      <style:text-properties officeooo:rsid="00150a09" officeooo:paragraph-rsid="001efdb2"/>
    </style:style>
    <style:style style:name="P13" style:family="paragraph" style:parent-style-name="Table_20_Contents">
      <style:text-properties officeooo:rsid="0014c769" officeooo:paragraph-rsid="0014c769"/>
    </style:style>
    <style:style style:name="P14" style:family="paragraph" style:parent-style-name="Table_20_Contents">
      <style:text-properties officeooo:rsid="00129b7f" officeooo:paragraph-rsid="0014c769"/>
    </style:style>
    <style:style style:name="P15" style:family="paragraph" style:parent-style-name="Table_20_Contents">
      <style:text-properties officeooo:rsid="00154203" officeooo:paragraph-rsid="00154203"/>
    </style:style>
    <style:style style:name="P16" style:family="paragraph" style:parent-style-name="Table_20_Contents">
      <style:text-properties officeooo:rsid="001968c5" officeooo:paragraph-rsid="001968c5"/>
    </style:style>
    <style:style style:name="P17" style:family="paragraph" style:parent-style-name="Table_20_Contents">
      <style:text-properties officeooo:rsid="001bbaec" officeooo:paragraph-rsid="001bbaec"/>
    </style:style>
    <style:style style:name="P18" style:family="paragraph" style:parent-style-name="Table_20_Contents">
      <style:text-properties officeooo:rsid="001d31f6" officeooo:paragraph-rsid="001d31f6"/>
    </style:style>
    <style:style style:name="P19" style:family="paragraph" style:parent-style-name="Table_20_Contents">
      <style:text-properties officeooo:rsid="001ecd66" officeooo:paragraph-rsid="001ecd66"/>
    </style:style>
    <style:style style:name="P20" style:family="paragraph" style:parent-style-name="Table_20_Contents">
      <style:text-properties officeooo:rsid="001efdb2" officeooo:paragraph-rsid="001efdb2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38df4c" officeooo:paragraph-rsid="001fc28c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1b0525" officeooo:paragraph-rsid="001fc28c" style:font-size-asian="12pt" style:font-size-complex="12pt"/>
    </style:style>
    <style:style style:name="P23" style:family="paragraph" style:parent-style-name="Table_20_Contents">
      <style:text-properties officeooo:rsid="00214178" officeooo:paragraph-rsid="00214178"/>
    </style:style>
    <style:style style:name="P24" style:family="paragraph" style:parent-style-name="Table_20_Contents">
      <style:paragraph-properties fo:text-align="center" style:justify-single-word="false"/>
      <style:text-properties officeooo:rsid="00214178" officeooo:paragraph-rsid="00214178"/>
    </style:style>
    <style:style style:name="P25" style:family="paragraph" style:parent-style-name="Table_20_Contents">
      <style:text-properties officeooo:rsid="0022e3a4" officeooo:paragraph-rsid="0022e3a4"/>
    </style:style>
    <style:style style:name="P26" style:family="paragraph">
      <loext:graphic-properties draw:fill="none" draw:fill-color="#ffffff"/>
    </style:style>
    <style:style style:name="T1" style:family="text">
      <style:text-properties officeooo:rsid="000f7254"/>
    </style:style>
    <style:style style:name="T2" style:family="text">
      <style:text-properties officeooo:rsid="000fabe2"/>
    </style:style>
    <style:style style:name="T3" style:family="text">
      <style:text-properties officeooo:rsid="0014c769"/>
    </style:style>
    <style:style style:name="T4" style:family="text">
      <style:text-properties officeooo:rsid="001968c5"/>
    </style:style>
    <style:style style:name="T5" style:family="text">
      <style:text-properties officeooo:rsid="001efdb2"/>
    </style:style>
    <style:style style:name="T6" style:family="text">
      <style:text-properties officeooo:rsid="001fc28c"/>
    </style:style>
    <style:style style:name="T7" style:family="text">
      <style:text-properties officeooo:rsid="001d1ac6"/>
    </style:style>
    <style:style style:name="T8" style:family="text">
      <style:text-properties officeooo:rsid="0038ff18"/>
    </style:style>
    <style:style style:name="T9" style:family="text">
      <style:text-properties officeooo:rsid="0038df4c"/>
    </style:style>
    <style:style style:name="T10" style:family="text">
      <style:text-properties officeooo:rsid="00214178"/>
    </style:style>
    <style:style style:name="T11" style:family="text">
      <style:text-properties fo:font-size="13pt" style:font-size-asian="11pt" style:font-size-complex="13pt"/>
    </style:style>
    <style:style style:name="T12" style:family="text">
      <style:text-properties fo:font-size="14pt" style:font-size-asian="12pt" style:font-size-complex="14pt"/>
    </style:style>
    <style:style style:name="gr1" style:family="graphic">
      <style:graphic-properties draw:stroke="none" svg:stroke-color="#000000" draw:fill="none" draw:fill-color="#ffffff" fo:min-height="1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сценарий3" table:style-name="сценарий3">
        <table:table-column table:style-name="сценарий3.A"/>
        <table:table-column table:style-name="сценарий3.B"/>
        <table:table-column table:style-name="сценарий3.C"/>
        <table:table-row>
          <table:table-cell table:style-name="сценарий3.A1" office:value-type="string">
            <text:p text:style-name="P1"><draw:frame text:anchor-type="paragraph" draw:z-index="0" draw:name="Фигура1" draw:style-name="gr1" draw:text-style-name="P26" svg:width="8.66cm" svg:height="1.636cm" svg:x="0.18cm" svg:y="-1.912cm"><draw:text-box><text:p><text:span text:style-name="T11">Сценарий </text:span></text:p><text:p><text:span text:style-name="T11">Подготовил </text:span><text:span text:style-name="T11">студент группы </text:span><text:span text:style-name="T11">М8О-101Б-19</text:span></text:p><text:p><text:span text:style-name="T11">Ильиных В.М.</text:span></text:p></draw:text-box></draw:frame><draw:frame text:anchor-type="paragraph" draw:z-index="1" draw:name="Фигура2" draw:style-name="gr2" draw:text-style-name="P26" svg:width="3.273cm" svg:height="1.204cm" svg:x="16.921cm" svg:y="-1.48cm"><draw:text-box><text:p><text:s text:c="31"/><text:s text:c="8"/><text:span text:style-name="T12"><text:s text:c="8"/></text:span><text:span text:style-name="T12">1/1</text:span></text:p></draw:text-box></draw:frame>№</text:p>
          </table:table-cell>
          <table:table-cell table:style-name="сценарий3.A1" office:value-type="string">
            <text:p text:style-name="P1">Команда</text:p>
          </table:table-cell>
          <table:table-cell table:style-name="сценарий3.C1" office:value-type="string">
            <text:p text:style-name="P1">Примечание</text:p>
          </table:table-cell>
        </table:table-row>
        <table:table-row>
          <table:table-cell table:style-name="сценарий3.A2" office:value-type="string">
            <text:p text:style-name="P3">1</text:p>
          </table:table-cell>
          <table:table-cell table:style-name="сценарий3.A2" office:value-type="string">
            <text:p text:style-name="P2">cat head.txt</text:p>
          </table:table-cell>
          <table:table-cell table:style-name="сценарий3.C2" office:value-type="string">
            <text:p text:style-name="P2">Вывод шапки</text:p>
          </table:table-cell>
        </table:table-row>
        <table:table-row>
          <table:table-cell table:style-name="сценарий3.A2" office:value-type="string">
            <text:p text:style-name="P3">2</text:p>
          </table:table-cell>
          <table:table-cell table:style-name="сценарий3.A2" office:value-type="string">
            <text:p text:style-name="P6">ping 192.168.2.202</text:p>
          </table:table-cell>
          <table:table-cell table:style-name="сценарий3.C2" office:value-type="string">
            <text:p text:style-name="P6">Убедиться в доступности сервера</text:p>
          </table:table-cell>
        </table:table-row>
        <table:table-row>
          <table:table-cell table:style-name="сценарий3.A2" office:value-type="string">
            <text:p text:style-name="P3">3</text:p>
          </table:table-cell>
          <table:table-cell table:style-name="сценарий3.A2" office:value-type="string">
            <text:p text:style-name="P2">hostname -i</text:p>
          </table:table-cell>
          <table:table-cell table:style-name="сценарий3.C2" office:value-type="string">
            <text:p text:style-name="P2">Вывод IP адреса</text:p>
          </table:table-cell>
        </table:table-row>
        <table:table-row>
          <table:table-cell table:style-name="сценарий3.A2" office:value-type="string">
            <text:p text:style-name="P3">4</text:p>
          </table:table-cell>
          <table:table-cell table:style-name="сценарий3.A2" office:value-type="string">
            <text:p text:style-name="P2"><text:span text:style-name="T1">p</text:span>ing 0</text:p>
            <text:p text:style-name="P2">ctrl-C</text:p>
          </table:table-cell>
          <table:table-cell table:style-name="сценарий3.C2" office:value-type="string">
            <text:p text:style-name="P2">Узнать пинг локальной сети</text:p>
          </table:table-cell>
        </table:table-row>
        <table:table-row>
          <table:table-cell table:style-name="сценарий3.A2" office:value-type="string">
            <text:p text:style-name="P3">5</text:p>
          </table:table-cell>
          <table:table-cell table:style-name="сценарий3.A2" office:value-type="string">
            <text:p text:style-name="P4">ssh <text:a xlink:type="simple" xlink:href="mailto:studmai@13.80.13.199" text:style-name="Internet_20_link" text:visited-style-name="Visited_20_Internet_20_Link">studmai@13.80.13.199</text:a></text:p>
            <text:p text:style-name="P8">ctrl-C</text:p>
          </table:table-cell>
          <table:table-cell table:style-name="сценарий3.C2" office:value-type="string">
            <text:p text:style-name="P4">Подключение к удалённой машине <text:span text:style-name="T2">через ssh</text:span></text:p>
          </table:table-cell>
        </table:table-row>
        <table:table-row>
          <table:table-cell table:style-name="сценарий3.A2" office:value-type="string">
            <text:p text:style-name="P3">6</text:p>
          </table:table-cell>
          <table:table-cell table:style-name="сценарий3.A2" office:value-type="string">
            <text:p text:style-name="P5"><text:span text:style-name="T2">sftp </text:span><text:a xlink:type="simple" xlink:href="mailto:studmai@13.80.13.199" text:style-name="Internet_20_link" text:visited-style-name="Visited_20_Internet_20_Link">studmai@13.80.13.199</text:a></text:p>
            <text:p text:style-name="P8">ctrl-C</text:p>
          </table:table-cell>
          <table:table-cell table:style-name="сценарий3.C2" office:value-type="string">
            <text:p text:style-name="P5">Подключение к удалённой машине <text:span text:style-name="T2">через sftp</text:span></text:p>
          </table:table-cell>
        </table:table-row>
        <table:table-row table:style-name="сценарий3.8">
          <table:table-cell table:style-name="сценарий3.A2" office:value-type="string">
            <text:p text:style-name="P3">7</text:p>
          </table:table-cell>
          <table:table-cell table:style-name="сценарий3.A2" office:value-type="string">
            <text:p text:style-name="P9"><text:span text:style-name="T3">s</text:span>sh -<text:span text:style-name="T3">p 6789 </text:span><text:a xlink:type="simple" xlink:href="mailto:198009@172.16.80.213" text:style-name="Internet_20_link" text:visited-style-name="Visited_20_Internet_20_Link"><text:span text:style-name="T3">198009@172.16.80.213</text:span></text:a></text:p>
            <text:p text:style-name="P7">b76sz5qB</text:p>
          </table:table-cell>
          <table:table-cell table:style-name="сценарий3.C2" office:value-type="string">
            <text:p text:style-name="P7">Подключение к серверу cameron</text:p>
          </table:table-cell>
        </table:table-row>
        <table:table-row table:style-name="сценарий3.9">
          <table:table-cell table:style-name="сценарий3.A2" office:value-type="string">
            <text:p text:style-name="P3">8</text:p>
          </table:table-cell>
          <table:table-cell table:style-name="сценарий3.A2" office:value-type="string">
            <text:p text:style-name="P16">ls</text:p>
          </table:table-cell>
          <table:table-cell table:style-name="сценарий3.C2" office:value-type="string">
            <text:p text:style-name="P21">Вывод файлов <text:span text:style-name="T6">в удалённой машине</text:span></text:p>
          </table:table-cell>
        </table:table-row>
        <table:table-row>
          <table:table-cell table:style-name="сценарий3.A2" office:value-type="string">
            <text:p text:style-name="P3">9</text:p>
          </table:table-cell>
          <table:table-cell table:style-name="сценарий3.A2" office:value-type="string">
            <text:p text:style-name="P16">ls -l</text:p>
          </table:table-cell>
          <table:table-cell table:style-name="сценарий3.C2" office:value-type="string">
            <text:p text:style-name="P22"><text:span text:style-name="T7">С</text:span>одержимое <text:span text:style-name="T8">директории удалённой машины </text:span>в виде списка с описанием</text:p>
          </table:table-cell>
        </table:table-row>
        <table:table-row>
          <table:table-cell table:style-name="сценарий3.A2" office:value-type="string">
            <text:p text:style-name="P3">10</text:p>
          </table:table-cell>
          <table:table-cell table:style-name="сценарий3.A2" office:value-type="string">
            <text:p text:style-name="P11"><text:span text:style-name="T4">ls -a</text:span></text:p>
          </table:table-cell>
          <table:table-cell table:style-name="сценарий3.C2" office:value-type="string">
            <text:p text:style-name="P22">Показывает файлы <text:span text:style-name="T9">директории удалённой машины</text:span>, которые скрыты системо<text:span text:style-name="T6">й</text:span></text:p>
          </table:table-cell>
        </table:table-row>
        <table:table-row>
          <table:table-cell table:style-name="сценарий3.A2" office:value-type="string">
            <text:p text:style-name="P3">11</text:p>
          </table:table-cell>
          <table:table-cell table:style-name="сценарий3.A2" office:value-type="string">
            <text:p text:style-name="P17">mail <text:a xlink:type="simple" xlink:href="mailto:korolish01@mail.ru" text:style-name="Internet_20_link" text:visited-style-name="Visited_20_Internet_20_Link">korolish01@mail.ru</text:a> alk &lt; gnuplot.png</text:p>
          </table:table-cell>
          <table:table-cell table:style-name="сценарий3.C2" office:value-type="string">
            <text:p text:style-name="P23">Отсылает на указанную почту файл gnuplot.png</text:p>
          </table:table-cell>
        </table:table-row>
        <table:table-row>
          <table:table-cell table:style-name="сценарий3.A2" office:value-type="string">
            <text:p text:style-name="P3">12</text:p>
          </table:table-cell>
          <table:table-cell table:style-name="сценарий3.A2" office:value-type="string">
            <text:p text:style-name="P17">touch f5</text:p>
          </table:table-cell>
          <table:table-cell table:style-name="сценарий3.C2" office:value-type="string">
            <text:p text:style-name="P23">Создаёт файл f5</text:p>
          </table:table-cell>
        </table:table-row>
        <table:table-row table:style-name="сценарий3.14">
          <table:table-cell table:style-name="сценарий3.A2" office:value-type="string">
            <text:p text:style-name="P3">13</text:p>
          </table:table-cell>
          <table:table-cell table:style-name="сценарий3.A2" office:value-type="string">
            <text:p text:style-name="P17">get f5</text:p>
          </table:table-cell>
          <table:table-cell table:style-name="сценарий3.C2" office:value-type="string">
            <text:p text:style-name="P23">Передаёт из удалённой машины файл f5</text:p>
          </table:table-cell>
        </table:table-row>
        <table:table-row>
          <table:table-cell table:style-name="сценарий3.A2" office:value-type="string">
            <text:p text:style-name="P3">14</text:p>
          </table:table-cell>
          <table:table-cell table:style-name="сценарий3.A2" office:value-type="string">
            <text:p text:style-name="P18">put head.txt</text:p>
          </table:table-cell>
          <table:table-cell table:style-name="сценарий3.C2" office:value-type="string">
            <text:p text:style-name="P23">Передаёт в удалённую машину файл head.txt</text:p>
          </table:table-cell>
        </table:table-row>
        <table:table-row>
          <table:table-cell table:style-name="сценарий3.A2" office:value-type="string">
            <text:p text:style-name="P3">15</text:p>
          </table:table-cell>
          <table:table-cell table:style-name="сценарий3.A2" office:value-type="string">
            <text:p text:style-name="P19">tar -cf laborot.tar &lt; lab3</text:p>
          </table:table-cell>
          <table:table-cell table:style-name="сценарий3.C2" office:value-type="string">
            <text:p text:style-name="P23">Создаёт архив laborot.tar, в который помещается директория lab3 </text:p>
          </table:table-cell>
        </table:table-row>
        <table:table-row>
          <table:table-cell table:style-name="сценарий3.A2" office:value-type="string">
            <text:p text:style-name="P3">16</text:p>
          </table:table-cell>
          <table:table-cell table:style-name="сценарий3.A2" office:value-type="string">
            <text:p text:style-name="P20">tar -xf laborot.tar </text:p>
          </table:table-cell>
          <table:table-cell table:style-name="сценарий3.C2" office:value-type="string">
            <text:p text:style-name="P23">Разархивация архива laborot.tar</text:p>
          </table:table-cell>
        </table:table-row>
        <table:table-row>
          <table:table-cell table:style-name="сценарий3.A2" office:value-type="string">
            <text:p text:style-name="P3"><text:s/>17</text:p>
          </table:table-cell>
          <table:table-cell table:style-name="сценарий3.A2" office:value-type="string">
            <text:p text:style-name="P12"><text:span text:style-name="T5">pax -w lab3 &gt; maimai.pax</text:span></text:p>
          </table:table-cell>
          <table:table-cell table:style-name="сценарий3.C2" office:value-type="string">
            <text:p text:style-name="P23">Создаёт архив maimai.pax, в который помещается директория lab3</text:p>
          </table:table-cell>
        </table:table-row>
        <table:table-row>
          <table:table-cell table:style-name="сценарий3.A2" office:value-type="string">
            <text:p text:style-name="P24">18</text:p>
          </table:table-cell>
          <table:table-cell table:style-name="сценарий3.A2" office:value-type="string">
            <text:p text:style-name="P23">pax -r maimai.pax</text:p>
          </table:table-cell>
          <table:table-cell table:style-name="сценарий3.C2" office:value-type="string">
            <text:p text:style-name="P23">Разархивация архива maimai.pax</text:p>
          </table:table-cell>
        </table:table-row>
        <table:table-row>
          <table:table-cell table:style-name="сценарий3.A2" office:value-type="string">
            <text:p text:style-name="P24">19</text:p>
          </table:table-cell>
          <table:table-cell table:style-name="сценарий3.A2" office:value-type="string">
            <text:p text:style-name="P13">logout</text:p>
          </table:table-cell>
          <table:table-cell table:style-name="сценарий3.C2" office:value-type="string">
            <text:p text:style-name="P7">Прервать соединение с сервером</text:p>
          </table:table-cell>
        </table:table-row>
        <table:table-row>
          <table:table-cell table:style-name="сценарий3.A2" office:value-type="string">
            <text:p text:style-name="P24">20</text:p>
          </table:table-cell>
          <table:table-cell table:style-name="сценарий3.A2" office:value-type="string">
            <text:p text:style-name="P14"><text:span text:style-name="T3">s</text:span>sh -<text:span text:style-name="T3">p 10001 </text:span><text:a xlink:type="simple" xlink:href="mailto:198009@172.16.80.213" text:style-name="Internet_20_link" text:visited-style-name="Visited_20_Internet_20_Link"><text:span text:style-name="T3">198009@172.16.80.213</text:span></text:a></text:p>
            <text:p text:style-name="P7">b76sz5qB</text:p>
          </table:table-cell>
          <table:table-cell table:style-name="сценарий3.C2" office:value-type="string">
            <text:p text:style-name="P7">Подключение к серверу alpha</text:p>
          </table:table-cell>
        </table:table-row>
        <table:table-row>
          <table:table-cell table:style-name="сценарий3.A2" office:value-type="string">
            <text:p text:style-name="P3">2<text:span text:style-name="T10">1</text:span></text:p>
          </table:table-cell>
          <table:table-cell table:style-name="сценарий3.A2" office:value-type="string">
            <text:p text:style-name="P16">logout</text:p>
          </table:table-cell>
          <table:table-cell table:style-name="сценарий3.C2" office:value-type="string">
            <text:p text:style-name="P25">Прервать соединение с сервером</text:p>
          </table:table-cell>
        </table:table-row>
        <table:table-row>
          <table:table-cell table:style-name="сценарий3.A2" office:value-type="string">
            <text:p text:style-name="P3">2<text:span text:style-name="T10">2</text:span></text:p>
          </table:table-cell>
          <table:table-cell table:style-name="сценарий3.A2" office:value-type="string">
            <text:p text:style-name="P14"><text:span text:style-name="T3">s</text:span>sh -<text:span text:style-name="T3">p 11122 </text:span><text:a xlink:type="simple" xlink:href="mailto:198009@172.16.80.213" text:style-name="Internet_20_link" text:visited-style-name="Visited_20_Internet_20_Link"><text:span text:style-name="T3">198009@172.16.80.213</text:span></text:a></text:p>
            <text:p text:style-name="P7">b76sz5qB</text:p>
          </table:table-cell>
          <table:table-cell table:style-name="сценарий3.C2" office:value-type="string">
            <text:p text:style-name="P7">Подключение к серверу ejudge</text:p>
          </table:table-cell>
        </table:table-row>
        <table:table-row>
          <table:table-cell table:style-name="сценарий3.A2" office:value-type="string">
            <text:p text:style-name="P3">2<text:span text:style-name="T10">3</text:span></text:p>
          </table:table-cell>
          <table:table-cell table:style-name="сценарий3.A2" office:value-type="string">
            <text:p text:style-name="P7">logout</text:p>
          </table:table-cell>
          <table:table-cell table:style-name="сценарий3.C2" office:value-type="string">
            <text:p text:style-name="P15">Прервать соединение с сервером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2:57:12.386864581</meta:creation-date>
    <dc:date>2019-10-05T19:43:49.855097824</dc:date>
    <meta:editing-duration>PT1H13M12S</meta:editing-duration>
    <meta:editing-cycles>18</meta:editing-cycles>
    <meta:generator>LibreOffice/6.0.7.3$Linux_X86_64 LibreOffice_project/00m0$Build-3</meta:generator>
    <meta:document-statistic meta:table-count="1" meta:image-count="0" meta:object-count="0" meta:page-count="1" meta:paragraph-count="78" meta:word-count="205" meta:character-count="1301" meta:non-whitespace-character-count="1171"/>
  </office:meta>
</office:document-meta>
</file>